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90000010459B3B09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588cm" svg:height="9.779cm" svg:x="3.938cm" svg:y="9.255cm">
          <draw:image xlink:href="Pictures/10000000000001890000010459B3B09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3T23:00:49.599043215</meta:creation-date>
    <dc:date>2015-08-23T23:01:44.220500637</dc:date>
    <meta:editing-duration>P0D</meta:editing-duration>
    <meta:editing-cycles>1</meta:editing-cycles>
    <meta:document-statistic meta:object-count="1"/>
    <meta:generator>LibreOffice/4.2.8.2$Linux_X86_64 LibreOffice_project/420m0$Build-2</meta:generator>
  </office:meta>
</office:document-meta>
</file>